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tikExtensionElementMapping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ikExtensionElementMapping.BatikExtensionElemen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ikExtensionElementMapping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ikExtensionElementMapping.getAParser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